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7" style:family="text">
      <style:text-properties fo:font-size="32pt"/>
    </style:style>
    <style:style style:name="T8"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9"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3">'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6">but does not work</text:span><text:span text:style-name="T1"> (see examples)</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3">def method(p=5)</text:span><text:span text:style-name="T1"> syntax</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7">Blocks of reusable code</text:span></text:p>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are objects that can be called using the () operator</text:span></text:p>
              </text:list-item>
              <text:list-item>
                <text:p text:style-name="P2"><text:span text:style-name="T8">Another way to call a closure is using it's </text:span><text:span text:style-name="T9">call</text:span><text:span text:style-name="T8"> method.</text:span></text:p>
              </text:list-item>
              <text:list-item>
                <text:p text:style-name="P2"><text:span text:style-name="T8"/></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can and actually always return values</text:span></text:p>
              </text:list-item>
              <text:list-item>
                <text:p text:style-name="P2"><text:span text:style-name="T8">Regular return statement can be used explicitly</text:span></text:p>
              </text:list-item>
              <text:list-item>
                <text:p text:style-name="P2"><text:span text:style-name="T8">If no return statement occurs then the last statements return value is returned</text:span></text:p>
              </text:list-item>
              <text:list-item>
                <text:p text:style-name="P2"><text:span text:style-name="T8">If the last statement does not have a return value then </text:span><text:span text:style-name="T9">null</text:span><text:span text:style-name="T8"> is returned</text:span></text:p>
              </text:list-item>
              <text:list-item>
                <text:p text:style-name="P2"><text:span text:style-name="T8">The is no way to declare the return type of a closure statically</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8">No checked exceptions (some consider this to be very good...)</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8">Can catch all exceptions with </text:span><text:span text:style-name="T9">catch(e) </text:span><text:span text:style-name="T8">(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Methods can declare that they </text:span><text:span text:style-name="T9">may </text:span><text:span text:style-name="T8">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7">Running Groovy code from Java code (plug in)</text:span></text:p>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8">Same interface as other embeddable languages like Javascript, JRuby.</text:span></text:p>
              </text:list-item>
              <text:list-item>
                <text:p text:style-name="P2"><text:span text:style-name="T8">Allows you to share Java beans between Java and Groovy.</text:span></text:p>
              </text:list-item>
              <text:list-item>
                <text:p text:style-name="P2"><text:span text:style-name="T8">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4:43:19</dc:date>
    <dc:creator>Mark Veltzer</dc:creator>
    <meta:editing-duration>PT9H30M23S</meta:editing-duration>
    <meta:editing-cycles>27</meta:editing-cycles>
    <meta:generator>LibreOffice/3.3$Linux LibreOffice_project/330m19$Build-202</meta:generator>
    <meta:document-statistic meta:object-count="128"/>
  </office:meta>
</office:document-meta>
</file>